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d8b0" officeooo:paragraph-rsid="001ad8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m &amp; vscode </text:p>
      <text:p text:style-name="P1"><text:a xlink:type="simple" xlink:href="https://www.barbarianmeetscoding.com/blog/2019/02/08/boost-your-coding-fu-with-vscode-and-vim" text:style-name="Internet_20_link" text:visited-style-name="Visited_20_Internet_20_Link">https://www.barbarianmeetscoding.com/blog/2019/02/08/boost-your-coding-fu-with-vscode-and-vim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08:13:43.319621002</meta:creation-date>
    <dc:date>2020-11-12T08:14:56.273784273</dc:date>
    <meta:editing-duration>PT1M13S</meta:editing-duration>
    <meta:editing-cycles>1</meta:editing-cycles>
    <meta:document-statistic meta:table-count="0" meta:image-count="0" meta:object-count="0" meta:page-count="1" meta:paragraph-count="2" meta:word-count="4" meta:character-count="106" meta:non-whitespace-character-count="103"/>
    <meta:generator>LibreOffice/6.0.7.3$Linux_X86_64 LibreOffice_project/00m0$Build-3</meta:generator>
  </office:meta>
</office:document-meta>
</file>